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25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392" calcext:value-type="float">
            <text:p>54.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25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25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1248" calcext:value-type="float">
            <text:p>54.1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2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2208" calcext:value-type="float">
            <text:p>54.2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24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2688" calcext:value-type="float">
            <text:p>54.2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2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1456" calcext:value-type="float">
            <text:p>54.3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2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2208" calcext:value-type="float">
            <text:p>54.2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23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3544" calcext:value-type="float">
            <text:p>54.2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23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3064" calcext:value-type="float">
            <text:p>54.2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23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0392" calcext:value-type="float">
            <text:p>54.1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22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22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21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5632" calcext:value-type="float">
            <text:p>54.2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21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012" calcext:value-type="float">
            <text:p>54.3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5152" calcext:value-type="float">
            <text:p>54.1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2688" calcext:value-type="float">
            <text:p>54.2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74955125" calcext:value-type="float">
            <text:p>54.2574955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71449625" calcext:value-type="float">
            <text:p>54.247144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2115175" calcext:value-type="float">
            <text:p>54.262115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4022675" calcext:value-type="float">
            <text:p>54.284022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559739375" calcext:value-type="float">
            <text:p>54.27559739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19118703704" calcext:value-type="float">
            <text:p>54.28191187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90939923077" calcext:value-type="float">
            <text:p>54.2590939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36614259259" calcext:value-type="float">
            <text:p>54.25366142592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11944038462" calcext:value-type="float">
            <text:p>54.26119440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84455148148" calcext:value-type="float">
            <text:p>54.318445514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9454425" calcext:value-type="float">
            <text:p>54.30945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09992962963" calcext:value-type="float">
            <text:p>54.27099929629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19955645161" calcext:value-type="float">
            <text:p>54.2719955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71144793333" calcext:value-type="float">
            <text:p>54.267114479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82556612903" calcext:value-type="float">
            <text:p>54.2882556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16484513333" calcext:value-type="float">
            <text:p>54.291648451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56496774193" calcext:value-type="float">
            <text:p>54.26564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45155354839" calcext:value-type="float">
            <text:p>54.2945155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308669" calcext:value-type="float">
            <text:p>54.26308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30200012903" calcext:value-type="float">
            <text:p>54.26302000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38122366667" calcext:value-type="float">
            <text:p>54.29381223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04963870968" calcext:value-type="float">
            <text:p>54.28049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47345921429" calcext:value-type="float">
            <text:p>54.274734592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93822419355" calcext:value-type="float">
            <text:p>54.2893822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15173354839" calcext:value-type="float">
            <text:p>54.3215173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13984833333" calcext:value-type="float">
            <text:p>54.25139848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32602093549" calcext:value-type="float">
            <text:p>54.27326020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59052566667" calcext:value-type="float">
            <text:p>54.27590525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20561709677" calcext:value-type="float">
            <text:p>54.2720561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54821290323" calcext:value-type="float">
            <text:p>54.28548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04857" calcext:value-type="float">
            <text:p>54.2804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10663967742" calcext:value-type="float">
            <text:p>54.2710663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11630366667" calcext:value-type="float">
            <text:p>54.28116303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65642709677" calcext:value-type="float">
            <text:p>54.2765642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28668035714" calcext:value-type="float">
            <text:p>54.252866803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97343774194" calcext:value-type="float">
            <text:p>54.2797343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06884290323" calcext:value-type="float">
            <text:p>54.2606884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7257634" calcext:value-type="float">
            <text:p>54.267257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17907" calcext:value-type="float">
            <text:p>54.2717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83343" calcext:value-type="float">
            <text:p>54.28833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91106587097" calcext:value-type="float">
            <text:p>54.27911065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98654709677" calcext:value-type="float">
            <text:p>54.2798654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733862" calcext:value-type="float">
            <text:p>54.29733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10942516129" calcext:value-type="float">
            <text:p>54.271094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16493353333" calcext:value-type="float">
            <text:p>54.291649335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53915612903" calcext:value-type="float">
            <text:p>54.2653915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892234" calcext:value-type="float">
            <text:p>54.25892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27575258065" calcext:value-type="float">
            <text:p>54.2727575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20815677419" calcext:value-type="float">
            <text:p>54.2720815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69373" calcext:value-type="float">
            <text:p>54.28693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49333122581" calcext:value-type="float">
            <text:p>54.28493331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65271913333" calcext:value-type="float">
            <text:p>54.276527191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10369193548" calcext:value-type="float">
            <text:p>54.2710369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99799419355" calcext:value-type="float">
            <text:p>54.2699799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2590619" calcext:value-type="float">
            <text:p>54.2925906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46916903226" calcext:value-type="float">
            <text:p>54.2946916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67510166667" calcext:value-type="float">
            <text:p>54.28675101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03990283871" calcext:value-type="float">
            <text:p>54.28039902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9106375" calcext:value-type="float">
            <text:p>54.319106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86573451613" calcext:value-type="float">
            <text:p>54.2986573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08761" calcext:value-type="float">
            <text:p>54.30087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42932904762" calcext:value-type="float">
            <text:p>54.2842932904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22380754546" calcext:value-type="float">
            <text:p>54.27223807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36530942857" calcext:value-type="float">
            <text:p>54.28365309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96779" calcext:value-type="float">
            <text:p>54.31967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91979" calcext:value-type="float">
            <text:p>54.28919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06939" calcext:value-type="float">
            <text:p>54.32069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99929" calcext:value-type="float">
            <text:p>54.29999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9740175" calcext:value-type="float">
            <text:p>54.309740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18369" calcext:value-type="float">
            <text:p>54.32183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97245333333" calcext:value-type="float">
            <text:p>54.2697245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34879" calcext:value-type="float">
            <text:p>54.32348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07306628571" calcext:value-type="float">
            <text:p>54.27073066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411295" calcext:value-type="float">
            <text:p>54.24411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73470833333" calcext:value-type="float">
            <text:p>54.29734708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32684714286" calcext:value-type="float">
            <text:p>54.2732684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21702857143" calcext:value-type="float">
            <text:p>54.28217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65215833333" calcext:value-type="float">
            <text:p>54.29652158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41563" calcext:value-type="float">
            <text:p>54.27415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56962544" calcext:value-type="float">
            <text:p>54.24569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31402083333" calcext:value-type="float">
            <text:p>54.293140208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4509036" calcext:value-type="float">
            <text:p>54.30450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20784772727" calcext:value-type="float">
            <text:p>54.29207847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25988424" calcext:value-type="float">
            <text:p>54.29259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20166142857" calcext:value-type="float">
            <text:p>54.2720166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48602548148" calcext:value-type="float">
            <text:p>54.274860254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74990321429" calcext:value-type="float">
            <text:p>54.267499032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35393925926" calcext:value-type="float">
            <text:p>54.2935393925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57733085714" calcext:value-type="float">
            <text:p>54.26577330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45914207407" calcext:value-type="float">
            <text:p>54.27459142074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18561711538" calcext:value-type="float">
            <text:p>54.261856171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74526555556" calcext:value-type="float">
            <text:p>54.2674526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55661615385" calcext:value-type="float">
            <text:p>54.2655661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10540375" calcext:value-type="float">
            <text:p>54.2810540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59639177778" calcext:value-type="float">
            <text:p>54.29596391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675065" calcext:value-type="float">
            <text:p>54.26675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8784" calcext:value-type="float">
            <text:p>54.2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7928" calcext:value-type="float">
            <text:p>54.2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6112" calcext:value-type="float">
            <text:p>54.2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5152" calcext:value-type="float">
            <text:p>54.1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2208" calcext:value-type="float">
            <text:p>54.2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8304" calcext:value-type="float">
            <text:p>54.2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8596" calcext:value-type="float">
            <text:p>54.29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6968" calcext:value-type="float">
            <text:p>54.2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06" calcext:value-type="float">
            <text:p>54.3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488" calcext:value-type="float">
            <text:p>54.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6112" calcext:value-type="float">
            <text:p>54.2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6488" calcext:value-type="float">
            <text:p>54.1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298" calcext:value-type="float">
            <text:p>54.32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3272" calcext:value-type="float">
            <text:p>54.3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964" calcext:value-type="float">
            <text:p>54.2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1352" calcext:value-type="float">
            <text:p>54.2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5632" calcext:value-type="float">
            <text:p>54.2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472" calcext:value-type="float">
            <text:p>54.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012" calcext:value-type="float">
            <text:p>54.3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7072" calcext:value-type="float">
            <text:p>54.2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4504" calcext:value-type="float">
            <text:p>54.3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3648" calcext:value-type="float">
            <text:p>54.3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5924" calcext:value-type="float">
            <text:p>54.25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2792" calcext:value-type="float">
            <text:p>54.3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488" calcext:value-type="float">
            <text:p>54.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5256" calcext:value-type="float">
            <text:p>54.2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7824" calcext:value-type="float">
            <text:p>54.2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964" calcext:value-type="float">
            <text:p>54.2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7824" calcext:value-type="float">
            <text:p>54.2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3544" calcext:value-type="float">
            <text:p>54.2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2584" calcext:value-type="float">
            <text:p>54.2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2792" calcext:value-type="float">
            <text:p>54.3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772" calcext:value-type="float">
            <text:p>54.1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0976" calcext:value-type="float">
            <text:p>54.2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0016" calcext:value-type="float">
            <text:p>54.2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1248" calcext:value-type="float">
            <text:p>54.1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1248" calcext:value-type="float">
            <text:p>54.1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0496" calcext:value-type="float">
            <text:p>54.2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868" calcext:value-type="float">
            <text:p>54.2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6216" calcext:value-type="float">
            <text:p>54.3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8784" calcext:value-type="float">
            <text:p>54.2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0328" calcext:value-type="float">
            <text:p>54.4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2688" calcext:value-type="float">
            <text:p>54.2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6112" calcext:value-type="float">
            <text:p>54.2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9912" calcext:value-type="float">
            <text:p>54.1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9056" calcext:value-type="float">
            <text:p>54.1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9912" calcext:value-type="float">
            <text:p>54.1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1144" calcext:value-type="float">
            <text:p>54.1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2688" calcext:value-type="float">
            <text:p>54.2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5736" calcext:value-type="float">
            <text:p>54.2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0328" calcext:value-type="float">
            <text:p>54.4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5128" calcext:value-type="float">
            <text:p>54.7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3856" calcext:value-type="float">
            <text:p>54.4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0768" calcext:value-type="float">
            <text:p>54.1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9368" calcext:value-type="float">
            <text:p>54.3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4336" calcext:value-type="float">
            <text:p>54.5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5568" calcext:value-type="float">
            <text:p>54.4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1664" calcext:value-type="float">
            <text:p>54.4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8002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4816" calcext:value-type="float">
            <text:p>54.5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9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04" meta:object-count="0"/>
    <meta:user-defined meta:name="AppVersion">3.0</meta:user-defined>
  </office:meta>
</office:document-meta>
</file>